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officeooo:rsid="00082128" officeooo:paragraph-rsid="00082128" style:font-size-asian="13pt" style:font-size-complex="13pt"/>
    </style:style>
    <style:style style:name="P2" style:family="paragraph" style:parent-style-name="Standard">
      <style:text-properties fo:font-size="13pt" style:text-underline-style="solid" style:text-underline-width="auto" style:text-underline-color="font-color" officeooo:rsid="0005cdc8" officeooo:paragraph-rsid="0005cdc8" style:font-size-asian="13pt" style:font-size-complex="13pt"/>
    </style:style>
    <style:style style:name="P3" style:family="paragraph" style:parent-style-name="Standard">
      <style:text-properties fo:font-size="12pt" style:text-underline-style="solid" style:text-underline-width="auto" style:text-underline-color="font-color" officeooo:rsid="0005cdc8" officeooo:paragraph-rsid="0005cdc8" style:font-size-asian="10.5pt" style:font-size-complex="12pt"/>
    </style:style>
    <style:style style:name="P4" style:family="paragraph" style:parent-style-name="Standard">
      <style:text-properties fo:font-size="12pt" style:text-underline-style="solid" style:text-underline-width="auto" style:text-underline-color="font-color" officeooo:rsid="0005cdc8" officeooo:paragraph-rsid="0005cdc8" style:font-size-asian="12pt" style:font-size-complex="12pt"/>
    </style:style>
    <style:style style:name="P5" style:family="paragraph" style:parent-style-name="Standard">
      <style:text-properties fo:font-size="12pt" style:text-underline-style="none" officeooo:rsid="0005cdc8" officeooo:paragraph-rsid="0005cdc8" style:font-size-asian="10.5pt" style:font-size-complex="12pt"/>
    </style:style>
    <style:style style:name="P6" style:family="paragraph" style:parent-style-name="Standard">
      <style:text-properties fo:font-size="12pt" style:text-underline-style="none" officeooo:rsid="0005cdc8" officeooo:paragraph-rsid="000f0e9e" style:font-size-asian="10.5pt" style:font-size-complex="12pt"/>
    </style:style>
    <style:style style:name="P7" style:family="paragraph" style:parent-style-name="Standard">
      <style:text-properties fo:font-size="12pt" style:text-underline-style="none" officeooo:rsid="001748cb" officeooo:paragraph-rsid="001748cb" style:font-size-asian="10.5pt" style:font-size-complex="12pt"/>
    </style:style>
    <style:style style:name="P8" style:family="paragraph" style:parent-style-name="Standard">
      <style:text-properties fo:font-size="12pt" style:text-underline-style="none" officeooo:rsid="001bc0d6" officeooo:paragraph-rsid="001bc0d6" style:font-size-asian="10.5pt" style:font-size-complex="12pt"/>
    </style:style>
    <style:style style:name="T1" style:family="text">
      <style:text-properties officeooo:rsid="00159bff"/>
    </style:style>
    <style:style style:name="T2" style:family="text">
      <style:text-properties officeooo:rsid="001a66ac"/>
    </style:style>
    <style:style style:name="T3" style:family="text">
      <style:text-properties officeooo:rsid="001d9d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unioraufgabe 2</text:span>:</text:p>
      <text:p text:style-name="P2"/>
      <text:p text:style-name="P4">Lösungsidee:</text:p>
      <text:p text:style-name="P5"/>
      <text:p text:style-name="P7">Die Karte von Longstock wird solange rotiert, bis alle <text:span text:style-name="T3">E</text:span>inträge in beiden Karten übereinstimmen (Abgesehen von unbekannten Stellen („?“)).</text:p>
      <text:p text:style-name="P5"/>
      <text:p text:style-name="P4">Umsetzung:</text:p>
      <text:p text:style-name="P3"/>
      <text:p text:style-name="P6">Die Lösungsidee wird in Python implementiert. <text:span text:style-name="T2">Es wird kein Modul benötigt. Zuallererst werden die beiden Karten aus einer Datei, die der Nutzer angegeben hat, gelesen. Danach folgt eine Schleife: In ihr wird zuerst geprüft, ob Logstocks Karte mit der kompletten Karte übereinstimmt (Abgesehen von Fragezeichen). Hierzu wird jeder Eintrag in beiden Karten miteinander verglichen. Passen alle, ist die Karte von Longstock korrekt rotiert und die Schleife kann abgebrochen werden. Passt sie nicht, wird sie um einen Eintrag nach Rechts rotiert. Dies wiederholt sich, bis eine passende Rotation gefunden wurde. Ist dies der Fall, wird die vollstämdige und richtig rotierte Karte über die Konsole ausgegeben.</text:span></text:p>
      <text:p text:style-name="P5"/>
      <text:p text:style-name="P4">Beispiel:</text:p>
      <text:p text:style-name="P4"/>
      <text:p text:style-name="P8">Wenn z.B. die Karten „1 2 3 4 5 6 7 8 9 1 2 3 4 5 6 7 8 9 1 2 3 4 5 6 7 8 9 1 2 3 4 5 6 7 8 9 1 2 3 4 5 6 7 8 9 1 2 3 4 5 6 7 8 9 1 2 3 4 5 6 7 8 9 1 1 1 2 1 2 3 4 1 2 3 4 5 6 7 8 1 2 3 4 5 6 7 8 9 1 2 3 4 5 6 7 1 2 3 4 5 6 7 8 9 1 2 3 4 5 6 7 8 9 1 2 3 4 5 6 7 8 9 1 2 3 4 5“ und „1 1 ? 1 ? ? ? 1 ? ? ? ? ? ? ? 1 ? ? ? ? ? ? ? ? ? ? ? ? ? ? ? 1 ? ? ? ? ? ? ? ? ? ? ? ? ? ? ? ? ? ? ? ? ? ? ? ? ? ? ? ? ? ? ? 1 ? ? ? ? ? ? ? ? ? ? ? ? ? ? ? ? ? ? ? ? ? ? ? ? ? ? ? ? ? ? ? ? ? ? ? ? ? ? ? ? ? ? ? ? ? ? ? ? ? ? ? ? ? ? ? ? ? ? ? ? ? ? ?“ eingegeben werden, gibt das Programm <text:span text:style-name="T3">die folgende Karte</text:span> zurück:</text:p>
      <text:p text:style-name="P8">„1 1 2 1 2 3 4 1 2 3 4 5 6 7 8 1 2 3 4 5 6 7 8 9 1 2 3 4 5 6 7 1 2 3 4 5 6 7 8 9 1 2 3 4 5 6 7 8 9 1 2 3 4 5 6 7 8 9 1 2 3 4 5 1 2 3 4 5 6 7 8 9 1 2 3 4 5 6 7 8 9 1 2 3 4 5 6 7 8 9 1 2 3 4 5 6 7 8 9 1 2 3 4 5 6 7 8 9 1 2 3 4 5 6 7 8 9 1 2 3 4 5 6 7 8 9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6:00:58.597000000</meta:creation-date>
    <dc:date>2018-11-25T16:46:44.647000000</dc:date>
    <meta:editing-duration>PT5H23M43S</meta:editing-duration>
    <meta:editing-cycles>19</meta:editing-cycles>
    <meta:generator>LibreOffice/6.1.3.2$Windows_X86_64 LibreOffice_project/86daf60bf00efa86ad547e59e09d6bb77c699acb</meta:generator>
    <meta:document-statistic meta:table-count="0" meta:image-count="0" meta:object-count="0" meta:page-count="1" meta:paragraph-count="8" meta:word-count="523" meta:character-count="1743" meta:non-whitespace-character-count="1228"/>
  </office:meta>
</office:document-meta>
</file>